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3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ffcc" fo:border="0.06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cfe7f5" fo:border="0.06pt solid #000000"/>
    </style:style>
    <style:style style:name="ce5" style:family="table-cell" style:parent-style-name="Default">
      <style:table-cell-properties fo:background-color="#ccffcc" fo:border="0.06pt solid #000000"/>
    </style:style>
    <style:style style:name="ce6" style:family="table-cell" style:parent-style-name="Default">
      <style:table-cell-properties fo:background-color="#ffcccc" fo:border="0.06pt solid #000000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90.05mm" svg:x="22.58mm" svg:y="62.42mm">
            <loext:p draw:notify-on-update-of-ranges="Sheet1.E5:Sheet1.E9 Sheet1.F4:Sheet1.F4 Sheet1.F5:Sheet1.F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number-columns-repeated="2" table:default-cell-style-name="ce4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デュエル統計 （7/4　9：36～11：05）</text:p>
          </table:table-cell>
          <table:covered-table-cell table:style-name="Default"/>
          <table:covered-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戦果</text:p>
          </table:table-cell>
          <table:table-cell office:value-type="string" calcext:value-type="string">
            <text:p>回数</text:p>
          </table:table-cell>
          <table:table-cell/>
          <table:table-cell office:value-type="string" calcext:value-type="string">
            <text:p>戦目</text:p>
          </table:table-cell>
          <table:table-cell office:value-type="string" calcext:value-type="string">
            <text:p>通過率</text:p>
          </table:table-cell>
          <table:table-cell/>
          <table:table-cell table:style-name="ce5" office:value-type="string" calcext:value-type="string">
            <text:p>試合開始時</text:p>
          </table:table-cell>
          <table:table-cell table:style-name="ce5" office:value-type="float" office:value="90000" calcext:value-type="float">
            <text:p>90000</text:p>
          </table:table-cell>
        </table:table-row>
        <table:table-row table:style-name="ro1">
          <table:table-cell/>
          <table:table-cell office:value-type="string" calcext:value-type="string">
            <text:p>0連勝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戦目</text:p>
          </table:table-cell>
          <table:table-cell table:formula="of:=(([.C11]-[.C5])/[.C11])*100" office:value-type="float" office:value="96" calcext:value-type="float">
            <text:p>96</text:p>
          </table:table-cell>
          <table:table-cell/>
          <table:table-cell table:style-name="ce5" office:value-type="string" calcext:value-type="string">
            <text:p>50戦終了時</text:p>
          </table:table-cell>
          <table:table-cell table:style-name="ce5" office:value-type="float" office:value="92500" calcext:value-type="float">
            <text:p>92500</text:p>
          </table:table-cell>
        </table:table-row>
        <table:table-row table:style-name="ro1">
          <table:table-cell/>
          <table:table-cell office:value-type="string" calcext:value-type="string">
            <text:p>1連勝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戦目</text:p>
          </table:table-cell>
          <table:table-cell table:formula="of:=(([.C11]-([.C5]+[.C6]))/[.C11])*100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連勝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3戦目</text:p>
          </table:table-cell>
          <table:table-cell table:formula="of:=(([.C11]-([.C5]+[.C6]+[.C7]))/[.C11])*100" office:value-type="float" office:value="52" calcext:value-type="float">
            <text:p>52</text:p>
          </table:table-cell>
          <table:table-cell/>
          <table:table-cell table:style-name="ce6" office:value-type="string" calcext:value-type="string">
            <text:p>平均プレイ時間</text:p>
          </table:table-cell>
          <table:table-cell table:style-name="ce6" office:value-type="string" calcext:value-type="string">
            <text:p>1分46秒</text:p>
          </table:table-cell>
        </table:table-row>
        <table:table-row table:style-name="ro1">
          <table:table-cell/>
          <table:table-cell office:value-type="string" calcext:value-type="string">
            <text:p>3連勝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4戦目</text:p>
          </table:table-cell>
          <table:table-cell table:formula="of:=(([.C11]-([.C5]+[.C6]+[.C7]+[.C8]))/[.C11])*100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連勝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5戦目</text:p>
          </table:table-cell>
          <table:table-cell table:formula="of:=(([.C11]-([.C5]+[.C6]+[.C7]+[.C8]+[.C9]))/[.C11])*100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5連勝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/>
          <table:table-cell table:style-name="ce7" office:value-type="string" calcext:value-type="string" table:number-columns-spanned="2" table:number-rows-spanned="1">
            <text:p>カード選択傾向</text:p>
          </table:table-cell>
          <table:covered-table-cell table:style-name="ce3"/>
        </table:table-row>
        <table:table-row table:style-name="ro1">
          <table:table-cell/>
          <table:table-cell table:style-name="ce3" office:value-type="string" calcext:value-type="string">
            <text:p>合計</text:p>
          </table:table-cell>
          <table:table-cell table:style-name="ce3" table:formula="of:=[.C5]+[.C6]+[.C7]+[.C8]+[.C9]+[.C10]" office:value-type="float" office:value="50" calcext:value-type="float">
            <text:p>50</text:p>
          </table:table-cell>
          <table:table-cell/>
          <table:table-cell table:style-name="Default" table:number-columns-repeated="2"/>
          <table:table-cell/>
          <table:table-cell table:style-name="ce7" office:value-type="string" calcext:value-type="string" table:number-columns-spanned="2" table:number-rows-spanned="1">
            <text:p>ジョーカー&gt;13&gt;12&gt;.....&gt;3&gt;2&gt;1</text:p>
          </table:table-cell>
          <table:covered-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4">0000/00/00</text:date>, <text:time style:data-style-name="N2" text:time-value="11:26:16.015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4T11:06:40.972000000</meta:creation-date>
    <dc:date>2016-07-04T11:34:39.553000000</dc:date>
    <meta:editing-duration>PT21M11S</meta:editing-duration>
    <meta:editing-cycles>10</meta:editing-cycles>
    <meta:generator>LibreOffice/5.1.0.3$Windows_x86 LibreOffice_project/5e3e00a007d9b3b6efb6797a8b8e57b51ab1f737</meta:generator>
    <meta:document-statistic meta:table-count="1" meta:cell-count="3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area" chart:style-name="ch1">
        <chart:title svg:x="7.242cm" svg:y="0.315cm" chart:style-name="ch2">
          <text:p>通過率</text:p>
        </chart:title>
        <chart:legend chart:legend-position="end" svg:x="14.213cm" svg:y="4.23cm" style:legend-expansion="high" chart:style-name="ch3"/>
        <chart:plot-area chart:style-name="ch4" table:cell-range-address="Sheet1.E4:Sheet1.F9" chart:data-source-has-labels="both" svg:x="0.32cm" svg:y="1.222cm" svg:width="13.573cm" svg:height="7.604cm">
          <chartooo:coordinate-region svg:x="0.941cm" svg:y="1.421cm" svg:width="12.289cm" svg:height="6.758cm"/>
          <chart:axis chart:dimension="x" chart:name="primary-x" chart:style-name="ch5" chartooo:axis-type="auto">
            <chartooo:date-scale/>
            <chart:categories table:cell-range-address="Sheet1.E5:Sheet1.E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F5:Sheet1.F9" chart:label-cell-address="Sheet1.F4:Sheet1.F4" chart:class="chart:area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通過率</text:p>
                <draw:g>
                  <svg:desc>Sheet1.F4:Sheet1.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戦目</text:p>
                <draw:g>
                  <svg:desc>Sheet1.E5:Sheet1.E9</svg:desc>
                </draw:g>
              </table:table-cell>
              <table:table-cell office:value-type="float" office:value="96">
                <text:p>96</text:p>
                <draw:g>
                  <svg:desc>Sheet1.F5:Sheet1.F9</svg:desc>
                </draw:g>
              </table:table-cell>
            </table:table-row>
            <table:table-row>
              <table:table-cell office:value-type="string">
                <text:p>2戦目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戦目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戦目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戦目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